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</office:automatic-styles>
  <office:body>
    <office:text>
      <text:p text:style-name="P1"><text:span text:style-name="T1">Meeting</text:span></text:p>
      <text:p text:style-name="P1"><text:span text:style-name="T2">Date:<text:tab/><text:tab/>12/3</text:span></text:p>
      <text:p text:style-name="P1"><text:span text:style-name="T2">Time:<text:tab/><text:tab/>15:00-16:40</text:span></text:p>
      <text:p text:style-name="P1"><text:span text:style-name="T2">Location:<text:tab/>Bulten</text:span></text:p>
      <text:p text:style-name="P1"><text:span text:style-name="T2">Leader:<text:tab/><text:tab/>Teodor Ostwald</text:span></text:p>
      <text:p text:style-name="P1"><text:span text:style-name="T2">Attending:<text:tab/>All</text:span></text:p>
      <text:p text:style-name="P1"><text:span text:style-name="T3"/></text:p>
      <text:list text:style-name="L2">
        <text:list-item>
          <text:p text:style-name="P2"><text:span text:style-name="T4">Objectives, resolve issues preventing the team to continue</text:span></text:p>
        </text:list-item>
      </text:list>
      <text:p text:style-name="P3"><text:span text:style-name="T5">Startup project</text:span></text:p>
      <text:p text:style-name="P3"><text:span text:style-name="T6"/></text:p>
      <text:list text:style-name="L4">
        <text:list-item>
          <text:p text:style-name="P4"><text:span text:style-name="T7">Reports from previous meetings</text:span></text:p>
        </text:list-item>
      </text:list>
      <text:p text:style-name="P5"><text:span text:style-name="T8">No previous meeting</text:span></text:p>
      <text:p text:style-name="P5"><text:span text:style-name="T9"/></text:p>
      <text:list text:style-name="L6">
        <text:list-item>
          <text:p text:style-name="P6"><text:span text:style-name="T10">Discussion items</text:span><text:span text:style-name="T11"><text:s/>(how do we do...? What to do...? Why is...?)</text:span></text:p>
        </text:list-item>
      </text:list>
      <text:p text:style-name="P7"><text:span text:style-name="T11">What should we prioritise? Who sould do what? How should we plan our work schedule?</text:span></text:p>
      <text:p text:style-name="P7"><text:span text:style-name="T12"/></text:p>
      <text:list text:style-name="L8">
        <text:list-item>
          <text:p text:style-name="P8"><text:span text:style-name="T13">Outcomes and assingments</text:span><text:span text:style-name="T14"><text:s/>(It's decided that... Leaf should... CK should do...)</text:span></text:p>
        </text:list-item>
      </text:list>
      <text:p text:style-name="P9"><text:span text:style-name="T14">Project leader: Teodor Ostwald</text:span></text:p>
      <text:p text:style-name="P9"><text:span text:style-name="T14">Lead Programmer: Markus Otterberg</text:span></text:p>
      <text:p text:style-name="P9"><text:span text:style-name="T14">Lead Designer: Emil Åhsberg</text:span></text:p>
      <text:p text:style-name="P9"><text:span text:style-name="T14">Audio &amp; Secretary: Rickard Hallberg</text:span></text:p>
      <text:p text:style-name="P9"><text:span text:style-name="T15"/></text:p>
      <text:p text:style-name="P9"><text:span text:style-name="T16">We are to have 3 meetings per week per default, mon/wed/fri, so to have a good feeling for how the project starts up. If we feel it's excessive in the future, we might go back to two meetings per week.</text:span></text:p>
      <text:p text:style-name="P9"><text:span text:style-name="T16">We have scheduled "work days" Wednesdays, Thursdays and Fridays in booked group rooms.</text:span></text:p>
      <text:p text:style-name="P9"><text:span text:style-name="T16"/></text:p>
      <text:p text:style-name="P9"><text:span text:style-name="T16">We should all brainstorm regarding a vision for a final product.</text:span></text:p>
      <text:p text:style-name="P9"><text:span text:style-name="T17"/></text:p>
      <text:list text:style-name="L10">
        <text:list-item>
          <text:p text:style-name="P10"><text:span text:style-name="T18">Other points of discussion</text:span><text:span text:style-name="T19"><text:s/>(ideas, issues from group members)</text:span></text:p>
        </text:list-item>
      </text:list>
      <text:p text:style-name="P11"><text:span text:style-name="T19">none</text:span></text:p>
      <text:p text:style-name="P11"><text:span text:style-name="T20"/></text:p>
      <text:list text:style-name="L12">
        <text:list-item>
          <text:p text:style-name="P12"><text:span text:style-name="T21">Wrap up</text:span><text:span text:style-name="T22"><text:s/>(unsolved... next meeting...)</text:span></text:p>
        </text:list-item>
      </text:list>
      <text:p text:style-name="P13"><text:span text:style-name="T22">Deciding a design for the game and a vision of the completed resul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